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arial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Standard">
      <style:paragraph-properties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3" style:family="paragraph" style:parent-style-name="Standard">
      <style:paragraph-properties fo:orphans="2" fo:widows="2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/>
    </style:style>
    <style:style style:name="P5" style:family="paragraph" style:parent-style-name="Standard">
      <style:paragraph-properties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6" style:family="paragraph" style:parent-style-name="Standard" style:list-style-name="L1">
      <style:paragraph-properties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7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/>
    </style:style>
    <style:style style:name="P8" style:family="paragraph" style:parent-style-name="Heading_20_1">
      <style:text-properties fo:font-variant="normal" fo:text-transform="none" fo:color="#000000" style:font-name="arial" fo:font-size="12pt" fo:letter-spacing="normal" fo:font-style="normal" fo:font-weight="bold" style:font-weight-asian="bold" style:font-weight-complex="bold"/>
    </style:style>
    <style:style style:name="P9" style:family="paragraph" style:parent-style-name="Heading_20_1">
      <style:paragraph-properties fo:margin-left="0in" fo:margin-right="0in" fo:orphans="2" fo:widows="2" fo:text-indent="0in" style:auto-text-indent="false"/>
    </style:style>
    <style:style style:name="T1" style:family="text">
      <style:text-properties fo:font-variant="normal" fo:text-transform="none" fo:color="#000000" style:font-name="arial" fo:font-size="12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XinCheJian GGHC Project Idea #1: Educational Clicker</text:h>
      <text:h text:style-name="P9" text:outline-level="1"><text:a xlink:type="simple" xlink:href="mailto:gghc@xinchejian.com">gghc@xinchejian.com</text:a><text:span text:style-name="T1">, </text:span><text:span text:style-name="T1"><text:date style:data-style-name="N76" text:date-value="2011-03-25T08:50:52.97">March 25, 2011</text:date></text:span><text:span text:style-name="T1"> </text:span><text:span text:style-name="T1"><text:time style:data-style-name="N43" text:time-value="2011-03-25T08:50:52.97">08:50:53 AM</text:time></text:span></text:h>
      <text:p text:style-name="P7"/>
      <text:p text:style-name="P4">What can you do with one button? </text:p>
      <text:p text:style-name="P4"/>
      <text:p text:style-name="P4">Actually a lot, depending on what is behind that button!</text:p>
      <text:p text:style-name="P4"/>
      <text:p text:style-name="P1"><text:span text:style-name="T1">Inspired by Mitch Altman one-button device to turn off all TV (</text:span><text:a xlink:type="simple" xlink:href="https://www.tvbgone.com/" office:target-frame-name="_blank" xlink:show="new">https://www.tvbgone.com</text:a><text:span text:style-name="T1">), we want to come up with a one button clicker that can help in a classroom setting.</text:span></text:p>
      <text:p text:style-name="P2"/>
      <text:p text:style-name="P2">Our device is much more than one button of course: a box the size of a USB key that fits in a kid hands with a re-programmable micro-controller, one or more feedback mechanism, some sensors and most importantly wireless communication to all other surrounding devices. It also has a USB port that can be used both to charge the battery, reprogram the micro-controller or interface with a specialized computer program.</text:p>
      <text:p text:style-name="P3"/>
      <text:p text:style-name="P2">What is in a click? How fast, how many times in a row, how long you hold it and where you are when you click it... there's ton of valuable information that can be turned into interactive experiences. </text:p>
      <text:p text:style-name="P3"/>
      <text:p text:style-name="P2">Some of the experiences we are thinking about:</text:p>
      <text:p text:style-name="P3"/>
      <text:list xml:id="list28621153" text:style-name="L1">
        <text:list-item>
          <text:p text:style-name="P6">Remember how your elementary teacher always picked a few pet students when asking questions, most likely not you? Give everyone a fair chance by letting student raise their hand virtually by being the first to click on the button. Wrong answer? The teacher long-press his clicker and the next fastest student is given a chance. Synthesized voice chip provide feedback and keeps track of scores!</text:p>
        </text:list-item>
      </text:list>
      <text:p text:style-name="P2"/>
      <text:list xml:id="list28626755" text:continue-numbering="true" text:style-name="L1">
        <text:list-item>
          <text:p text:style-name="P6">How about a treasure hunt activity where students try to find clickers hidden away in the school? Find the hidden clicker, press the button, get asked a question and click the necessary amount of time on your own clicker to select the answer!</text:p>
        </text:list-item>
      </text:list>
      <text:p text:style-name="P2"/>
      <text:list xml:id="list28643820" text:continue-numbering="true" text:style-name="L1">
        <text:list-item>
          <text:p text:style-name="P6">Learning Morse code? Race other teams and transmit a pre-set message to your pals!</text:p>
        </text:list-item>
      </text:list>
      <text:p text:style-name="P2"/>
      <text:list xml:id="list28640827" text:continue-numbering="true" text:style-name="L1">
        <text:list-item>
          <text:p text:style-name="P6">Create music collaboratively with a full Solfège (8 students: do re mi fa sol la si do)!</text:p>
        </text:list-item>
      </text:list>
      <text:p text:style-name="P2"/>
      <text:list xml:id="list28631081" text:continue-numbering="true" text:style-name="L1">
        <text:list-item>
          <text:p text:style-name="P6">Since the micro-controller is reprogrammable, your imagination is the limit!</text:p>
        </text:list-item>
      </text:list>
      <text:p text:style-name="Standard"/>
      <text:p text:style-name="P2">Cost is low, the device is very portable, low power and can be mass produced cheaply and distributed to every student in a school. Even while adding to the learning experience, the electronic device doesn't distract the student like a computer or a mobile phone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arial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2T23:01:15.85</meta:creation-date>
    <dc:date>2011-03-25T08:50:52.89</dc:date>
    <meta:editing-duration>PT21H17M44S</meta:editing-duration>
    <meta:editing-cycles>19</meta:editing-cycles>
    <meta:generator>OpenOffice.org/3.2$Win32 OpenOffice.org_project/320m12$Build-9483</meta:generator>
    <meta:document-statistic meta:table-count="0" meta:image-count="0" meta:object-count="0" meta:page-count="1" meta:paragraph-count="14" meta:word-count="374" meta:character-count="2170"/>
  </office:meta>
</office:document-meta>
</file>